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2f4" officeooo:paragraph-rsid="0004c2f4"/>
    </style:style>
    <style:style style:name="T1" style:family="text">
      <style:text-properties officeooo:rsid="0004c2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kie: Kel-Ei is an ex-slave</text:p>
      <text:p text:style-name="P1">Grunkie: and now he's devoted himself to learning about the Dwemer</text:p>
      <text:p text:style-name="P1">Grunkie: and he wants to find out what happened to them</text:p>
      <text:p text:style-name="P1">DasWugo: How was he freed?</text:p>
      <text:p text:style-name="P1">DasWugo: How does he feel about his enslavement?</text:p>
      <text:p text:style-name="P1">DasWugo: Dunmer?</text:p>
      <text:p text:style-name="P1">Grunkie: He escaped himself</text:p>
      <text:p text:style-name="P1">DasWugo: Why is he interested in the Dwemer?</text:p>
      <text:p text:style-name="P1">Grunkie: yeah, his master was a dunmer</text:p>
      <text:p text:style-name="P1">DasWugo: How does he feel about his enslavement and the Dunmer (as a result of his enslavement)?</text:p>
      <text:p text:style-name="P1">Grunkie: he was enslaved in Vvardenfell</text:p>
      <text:p text:style-name="P1">Grunkie: He doesnt hate dunmer overall, but is slow to trust them</text:p>
      <text:p text:style-name="P1">DasWugo: Who were his masters? Telvanni? Dres?</text:p>
      <text:p text:style-name="P1">Grunkie: but he does hate slave owners</text:p>
      <text:p text:style-name="P1">Grunkie: i'm gonna say telvanni</text:p>
      <text:p text:style-name="P1">Grunkie: he stole a dwemer artifact from his master, and managed to keep it hidden while he was enslaved. it was a puzzle box, and it sparked his interest in the dwemer and their history</text:p>
      <text:p text:style-name="P1">Grunkie: he has not managed to open it yet</text:p>
      <text:p text:style-name="P1">Grunkie: he's discovered that part of the box requires a key that he does not have</text:p>
      <text:p text:style-name="P1">DasWugo: What's his arcane focus? How does he feel about the hist and his Saxhleel heritage?</text:p>
      <text:p text:style-name="P1">DasWugo: Also I need to go out to pick up a couple groceries; keep thinking about things to flesh Kal-Ei out</text:p>
      <text:p text:style-name="P1">Grunkie: he doesnt feel much of a connection to the hist trees because he was a slave for most of his life; he was born into slavery</text:p>
      <text:p text:style-name="P1">DasWugo: Oh. Also it's still 1st era not 2nd, but after the Dwemer disappearance </text:p>
      <text:p text:style-name="P1">Grunkie: oh right</text:p>
      <text:p text:style-name="P1">Grunkie is now Online.</text:p>
      <text:p text:style-name="P1">DasWugo: Okay. How's this, then...</text:p>
      <text:p text:style-name="P1">DasWugo: Actually, a few more questions</text:p>
      <text:p text:style-name="P1">DasWugo: How long ago did you escape?</text:p>
      <text:p text:style-name="P1">DasWugo: Did you kill your master during your escape?</text:p>
      <text:p text:style-name="P1">DasWugo: Is the Dwemer box your arcane focus, or something else?</text:p>
      <text:p text:style-name="P1">Grunkie: he escaped in his mid twenties, and now he's in his mid 30s</text:p>
      <text:p text:style-name="P1">Grunkie: so its been at least a decade</text:p>
      <text:p text:style-name="P1">Grunkie: he killed his master with a rock, freeing not just him but two other slaves</text:p>
      <text:p text:style-name="P1">Grunkie: he doesnt know what happened to them</text:p>
      <text:p text:style-name="P1">Grunkie: id like the box to be his arcane focus</text:p>
      <text:p text:style-name="P1">Grunkie: also his master taught him a few weak spells to aid him in doing his slave duties, which sparked his interest in magic</text:p>
      <text:p text:style-name="P1">Grunkie: and it hasnt been that long so he's not a master wizard or anything</text:p>
      <text:p text:style-name="P1">DasWugo: Why is he interested in magic? What motivated his involvement in it? Power? Lust for knowledge? Search for a spell to do a specific thing?</text:p>
      <text:p text:style-name="P1">Grunkie: purpose, more than anything</text:p>
      <text:p text:style-name="P1">Grunkie: but also to aid him in figuring out how to open the box</text:p>
      <text:p text:style-name="P1">Grunkie: and also to aid him in his studies</text:p>
      <text:p text:style-name="P1">Grunkie: and for self defense, of course</text:p>
      <text:p text:style-name="P1">DasWugo: What do you mean by "purpose"?</text:p>
      <text:p text:style-name="P1">Grunkie: like to build a sense of self-worth</text:p>
      <text:p text:style-name="P1">Grunkie: and to do something with his life</text:p>
      <text:p text:style-name="P1"><text:soft-page-break/>Grunkie: since he was a slave for so long</text:p>
      <text:p text:style-name="P1">Grunkie: he didn't really have a place in society</text:p>
      <text:p text:style-name="P1">Grunkie: so he made one for himself</text:p>
      <text:p text:style-name="P1">Grunkie: by becoming a wizard</text:p>
      <text:p text:style-name="P1">DasWugo: I see I see</text:p>
      <text:p text:style-name="P1">DasWugo: So my plan has been to have Kel-Ei be trapped - taken hostage by the Dragon Cult - because he was investigating Labyrinthian / Bromjunaar</text:p>
      <text:p text:style-name="P1">DasWugo: Would you like to contribute a cause for his investigation / capture? I can weave an explanation into the situation which makes sense for the campaign, but I figured you may have some ideas yourself you wanted to try out</text:p>
      <text:p text:style-name="P1">Grunkie: he obtained a manuscript that appears to have an illustration of his puzzle box, and lists several Dwemer locations including Labyrinthian</text:p>
      <text:p text:style-name="P1">Grunkie: It may be unrelated but he's going to check all of the places on the list just in case</text:p>
      <text:p text:style-name="P1">Grunkie is now Away.</text:p>
      <text:p text:style-name="P1">DasWugo: How about this: From the sparse pieces of information Kel-Ei has collected on the puzzle box, he knows its first appearance was connected with an Ayleid exodus from Tamriel following the Alessian revolt. Further investigation revealed a story about an Ayleid refugee caravan that was ambushed outside of Labyrinthian which was rumored to carry a powerful artifact. Something about the story stood out to Kel-Ei, so he decided to investigate further. He was captured entering the ruins and held prisoner.</text:p>
      <text:p text:style-name="P1">Grunkie is now Online.</text:p>
      <text:p text:style-name="P1">Grunkie: that works</text:p>
      <text:p text:style-name="P1">Grunkie: especially considering i have no idea what could be in the box</text:p>
      <text:p text:style-name="P1">Grunkie: that's pretty much up to you</text:p>
      <text:p text:style-name="P1">DasWugo: I have very specific plans for the box. *touches fingertips together malevolently*</text:p>
      <text:p text:style-name="P1">Grunkie: awesome</text:p>
      <text:p text:style-name="P1">Grunkie: in the last game i</text:p>
      <text:p text:style-name="P1">Grunkie: *DM'd</text:p>
      <text:p text:style-name="P1">Grunkie: there was an object (well, person, really, but its kinda complicated) similar to the box, and i haven't been able to get the players to figure it out yet</text:p>
      <text:p text:style-name="P1">DasWugo: I kind of needed you to have a reason to join the party that wasn't "because... uh..."</text:p>
      <text:p text:style-name="P1">Grunkie: and its frustrating</text:p>
      <text:p text:style-name="P1">Grunkie: because...uh...adventure?</text:p>
      <text:p text:style-name="P1">Grunkie: ^that's how it usually goes</text:p>
      <text:p text:style-name="P1">DasWugo: Yeah, but I feel like that's kind of lame. And not very conducive to conversation between characters</text:p>
      <text:p text:style-name="P1">Grunkie: i agree</text:p>
      <text:p text:style-name="P1">DasWugo: Also are Kal-Ei's spells going to be the same? You don't have to pick them right now, but I would just like to know</text:p>
      <text:p text:style-name="P1">Grunkie: i'll probably want to pick some different ones</text:p>
      <text:p text:style-name="P1">Grunkie: ones that could better relate to his character</text:p>
      <text:p text:style-name="P1">Grunkie: but im not sure right now</text:p>
      <text:p text:style-name="P1">DasWugo: Well please decide a few days before the next campaign. That way I have time to record the information o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ugofski</meta:initial-creator>
    <meta:creation-date>2017-02-25T18:31:29.450000000</meta:creation-date>
    <dc:date>2017-02-25T18:47:25.396000000</dc:date>
    <dc:creator>David Wugofski</dc:creator>
    <meta:editing-duration>PT24S</meta:editing-duration>
    <meta:editing-cycles>1</meta:editing-cycles>
    <meta:document-statistic meta:table-count="0" meta:image-count="0" meta:object-count="0" meta:page-count="2" meta:paragraph-count="75" meta:word-count="909" meta:character-count="5082" meta:non-whitespace-character-count="4247"/>
    <meta:generator>LibreOffice/5.0.5.2$Windows_x86 LibreOffice_project/55b006a02d247b5f7215fc6ea0fde844b30035b3</meta:generator>
  </office:meta>
</office:document-meta>
</file>